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1cm" fo:min-width="13.724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548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00a933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4.224cm" svg:height="13.35cm" draw:transform="skewX (0.00296705972839036) rotate (0.00296705972839036) translate (6.858cm 0.89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3.302cm" svg:x="9.144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3.302cm" svg:x="9.144cm" svg:y="7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3.302cm" svg:x="15.494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3.302cm" svg:x="15.494cm" svg:y="7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2.54cm" svg:x="12.446cm" svg:y="4.512cm">
          <text:p text:style-name="P2"><text:span text:style-name="T1">4x2</text:span></text:p>
          <text:p text:style-name="P2"><text:span text:style-name="T1">2D Mesh </text:span></text:p>
          <text:p text:style-name="P2"><text:span text:style-name="T1">Interconne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272cm" svg:y="1.464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5.748cm" svg:y="2.988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0.922cm" svg:y="7.306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398cm" svg:y="8.83cm">
          <text:p text:style-name="P2"><text:span text:style-name="T2">RV32</text:span></text:p>
          <text:p text:style-name="P2"><text:span text:style-name="T2">imc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5.08cm" svg:height="1.27cm" svg:x="8.128cm" svg:y="10.668cm">
          <text:p text:style-name="P2"><text:span text:style-name="T3">Banked SRAM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08cm" svg:height="1.27cm" svg:x="14.732cm" svg:y="10.668cm">
          <text:p text:style-name="P2"><text:span text:style-name="T3">Peripheral Register IC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3.97cm" svg:y1="7.052cm" svg:x2="13.208cm" svg:y2="11.303cm" draw:start-shape="id1" draw:start-glue-point="2" draw:end-shape="id2" draw:end-glue-point="1" svg:d="M13970 7052v4251h-762" svg:viewBox="0 0 763 4252">
          <text:p/>
        </draw:connector>
        <draw:connector draw:style-name="gr6" draw:text-style-name="P6" draw:layer="layout" svg:x1="13.97cm" svg:y1="7.052cm" svg:x2="14.732cm" svg:y2="11.303cm" draw:start-shape="id1" draw:start-glue-point="2" draw:end-shape="id3" draw:end-glue-point="3" svg:d="M13970 7052v4251h762" svg:viewBox="0 0 763 4252">
          <text:p/>
        </draw:connector>
        <draw:custom-shape draw:style-name="gr7" draw:text-style-name="P2" draw:layer="layout" svg:width="1.27cm" svg:height="1.27cm" svg:x="9.298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1.27cm" svg:x="7.874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1.27cm" svg:x="10.779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1.27cm" svg:x="12.225cm" svg:y="12.4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5.869cm" svg:y="12.446cm">
          <text:p text:style-name="P2"><text:span text:style-name="T3">SPI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4.445cm" svg:y="12.446cm">
          <text:p text:style-name="P2"><text:span text:style-name="T3">SPI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7cm" svg:height="1.27cm" svg:x="17.35cm" svg:y="12.446cm">
          <text:p text:style-name="P2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7cm" svg:height="1.27cm" svg:x="18.796cm" svg:y="12.446cm">
          <text:p text:style-name="P2"><text:span text:style-name="T1">RT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5-19T17:33:17.229360597</meta:creation-date>
    <dc:date>2021-05-19T17:48:11.907557271</dc:date>
    <meta:editing-duration>PT14M55S</meta:editing-duration>
    <meta:editing-cycles>5</meta:editing-cycles>
    <meta:generator>LibreOffice/6.3.6.2$Linux_X86_64 LibreOffice_project/30$Build-2</meta:generator>
    <meta:document-statistic meta:object-count="69"/>
  </office:meta>
</office:document-meta>
</file>